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5a53b0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5fcec8"/>
    </style:style>
    <style:style style:name="T5" style:family="text">
      <style:text-properties style:font-name="Linux Libertine G2" officeooo:rsid="005fe7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5">8</text:span><text:span text:style-name="T1"><text:line-break/></text:span><text:bookmark-end text:name="__RefHeading___Toc46_1751073990"/></text:h>
      <text:h text:style-name="P4" text:outline-level="2"><text:bookmark-start text:name="__RefHeading___Toc44_1751073990"/><text:span text:style-name="T5">8</text:span><text:span text:style-name="T1">.1 </text:span><text:span text:style-name="T3">Titre</text:span><text:bookmark-end text:name="__RefHeading___Toc44_1751073990"/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1:37:43.777258568</dc:date>
    <meta:editing-duration>PT3H3M45S</meta:editing-duration>
    <meta:editing-cycles>51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0" meta:non-whitespace-character-count="17"/>
  </office:meta>
</office:document-meta>
</file>